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000000" fo:padding="0.101cm" fo:border="none" style:writing-mode="page">
        <style:background-image/>
      </style:table-cell-properties>
    </style:style>
    <style:style style:name="Tabla2.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 style:family="table">
      <style:table-properties style:width="17cm" table:align="margins" style:may-break-between-rows="true" table:border-model="collapsing"/>
    </style:style>
    <style:style style:name="Tabla1.A" style:family="table-column">
      <style:table-column-properties style:column-width="5.667cm" style:rel-column-width="21845*"/>
    </style:style>
    <style:style style:name="Tabla1.1" style:family="table-row">
      <style:table-row-properties fo:keep-together="auto"/>
    </style:style>
    <style:style style:name="Tabla1.A1" style:family="table-cell">
      <style:table-cell-properties fo:background-color="#000000" fo:padding="0.101cm" fo:border="none" style:writing-mode="page">
        <style:background-image/>
      </style:table-cell-properties>
    </style:style>
    <style:style style:name="Tabla1.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000000" fo:padding="0.101cm" fo:border="none" style:writing-mode="page">
        <style:background-image/>
      </style:table-cell-properties>
    </style:style>
    <style:style style:name="Tabla4.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3" style:family="table">
      <style:table-properties style:width="17cm" table:align="margins" style:shadow="none"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000000" fo:padding="0.101cm" fo:border="none" style:writing-mode="page">
        <style:background-image/>
      </style:table-cell-properties>
    </style:style>
    <style:style style:name="Tabla3.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5" style:family="table">
      <style:table-properties style:width="17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000000" fo:padding="0.101cm" fo:border="none" style:writing-mode="page">
        <style:background-image/>
      </style:table-cell-properties>
    </style:style>
    <style:style style:name="Tabla5.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6" style:family="table">
      <style:table-properties style:width="17cm" table:align="margins" style:shadow="none" style:may-break-between-rows="true" table:border-model="collapsing"/>
    </style:style>
    <style:style style:name="Tabla6.A" style:family="table-column">
      <style:table-column-properties style:column-width="7.803cm" style:rel-column-width="4424*"/>
    </style:style>
    <style:style style:name="Tabla6.B" style:family="table-column">
      <style:table-column-properties style:column-width="9.197cm" style:rel-column-width="5214*"/>
    </style:style>
    <style:style style:name="Tabla6.1" style:family="table-row">
      <style:table-row-properties fo:keep-together="auto"/>
    </style:style>
    <style:style style:name="Tabla6.A1" style:family="table-cell">
      <style:table-cell-properties fo:background-color="#000000" fo:padding="0.101cm" fo:border="none" style:writing-mode="page">
        <style:background-image/>
      </style:table-cell-properties>
    </style:style>
    <style:style style:name="Tabla6.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7" style:family="table">
      <style:table-properties style:width="17cm" table:align="margins"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000000" fo:padding="0.101cm" fo:border="none" style:writing-mode="page">
        <style:background-image/>
      </style:table-cell-properties>
    </style:style>
    <style:style style:name="Tabla7.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8" style:family="table">
      <style:table-properties style:width="17cm" table:align="margins" style:shadow="none" style:may-break-between-rows="true" table:border-model="collapsing"/>
    </style:style>
    <style:style style:name="Tabla8.A" style:family="table-column">
      <style:table-column-properties style:column-width="17cm" style:rel-column-width="65535*"/>
    </style:style>
    <style:style style:name="Tabla8.1" style:family="table-row">
      <style:table-row-properties fo:keep-together="auto"/>
    </style:style>
    <style:style style:name="Tabla8.A1" style:family="table-cell">
      <style:table-cell-properties fo:background-color="#000000" fo:padding="0.101cm" fo:border="none" style:writing-mode="page">
        <style:background-image/>
      </style:table-cell-properties>
    </style:style>
    <style:style style:name="Tabla8.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9" style:family="table">
      <style:table-properties style:width="17cm" table:align="margins"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000000" fo:padding="0.101cm" fo:border="none" style:writing-mode="page">
        <style:background-image/>
      </style:table-cell-properties>
    </style:style>
    <style:style style:name="Tabla9.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0" style:family="table">
      <style:table-properties style:width="17cm" table:align="margins" style:may-break-between-rows="true" table:border-model="collapsing"/>
    </style:style>
    <style:style style:name="Tabla10.A" style:family="table-column">
      <style:table-column-properties style:column-width="17cm" style:rel-column-width="65535*"/>
    </style:style>
    <style:style style:name="Tabla10.1" style:family="table-row">
      <style:table-row-properties fo:keep-together="auto"/>
    </style:style>
    <style:style style:name="Tabla10.A1" style:family="table-cell">
      <style:table-cell-properties fo:background-color="#000000" fo:padding="0.101cm" fo:border="none" style:writing-mode="page">
        <style:background-image/>
      </style:table-cell-properties>
    </style:style>
    <style:style style:name="Tabla10.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1" style:family="table">
      <style:table-properties style:width="17cm" table:align="margins" style:shadow="none" style:may-break-between-rows="true" table:border-model="collapsing"/>
    </style:style>
    <style:style style:name="Tabla11.A" style:family="table-column">
      <style:table-column-properties style:column-width="17cm" style:rel-column-width="65535*"/>
    </style:style>
    <style:style style:name="Tabla11.1" style:family="table-row">
      <style:table-row-properties fo:keep-together="auto"/>
    </style:style>
    <style:style style:name="Tabla11.A1" style:family="table-cell">
      <style:table-cell-properties fo:background-color="#000000" fo:padding="0.101cm" fo:border="none" style:writing-mode="page">
        <style:background-image/>
      </style:table-cell-properties>
    </style:style>
    <style:style style:name="Tabla11.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2" style:family="table">
      <style:table-properties style:width="17cm" table:align="margins"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000000" fo:padding="0.101cm" fo:border="none" style:writing-mode="page">
        <style:background-image/>
      </style:table-cell-properties>
    </style:style>
    <style:style style:name="Tabla12.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3" style:family="table">
      <style:table-properties style:width="17cm" table:align="margins" style:may-break-between-rows="true" table:border-model="collapsing"/>
    </style:style>
    <style:style style:name="Tabla13.A" style:family="table-column">
      <style:table-column-properties style:column-width="17cm" style:rel-column-width="65535*"/>
    </style:style>
    <style:style style:name="Tabla13.1" style:family="table-row">
      <style:table-row-properties fo:keep-together="auto"/>
    </style:style>
    <style:style style:name="Tabla13.A1" style:family="table-cell">
      <style:table-cell-properties fo:background-color="#000000" fo:padding="0.101cm" fo:border="none" style:writing-mode="page">
        <style:background-image/>
      </style:table-cell-properties>
    </style:style>
    <style:style style:name="Tabla13.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4" style:family="table">
      <style:table-properties style:width="17cm" table:align="margins" style:shadow="none" style:may-break-between-rows="true" table:border-model="collapsing"/>
    </style:style>
    <style:style style:name="Tabla14.A" style:family="table-column">
      <style:table-column-properties style:column-width="17cm" style:rel-column-width="65535*"/>
    </style:style>
    <style:style style:name="Tabla14.1" style:family="table-row">
      <style:table-row-properties fo:keep-together="auto"/>
    </style:style>
    <style:style style:name="Tabla14.A1" style:family="table-cell">
      <style:table-cell-properties fo:background-color="#000000" fo:padding="0.101cm" fo:border="none" style:writing-mode="page">
        <style:background-image/>
      </style:table-cell-properties>
    </style:style>
    <style:style style:name="Tabla14.A2" style:family="table-cell">
      <style:table-cell-properties fo:background-color="transparent" fo:padding="0.101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0738963" officeooo:paragraph-rsid="00738963"/>
    </style:style>
    <style:style style:name="P7" style:family="paragraph" style:parent-style-name="Text_20_body">
      <style:text-properties fo:language="es" fo:country="ES" officeooo:rsid="007bfd21" officeooo:paragraph-rsid="007bfd21"/>
    </style:style>
    <style:style style:name="P8" style:family="paragraph" style:parent-style-name="Text_20_body">
      <style:text-properties fo:language="es" fo:country="ES" officeooo:rsid="007d729e" officeooo:paragraph-rsid="007d729e"/>
    </style:style>
    <style:style style:name="P9" style:family="paragraph" style:parent-style-name="Text_20_body">
      <style:text-properties fo:language="es" fo:country="ES" officeooo:rsid="007e3bed" officeooo:paragraph-rsid="007e3bed"/>
    </style:style>
    <style:style style:name="P10" style:family="paragraph" style:parent-style-name="Standard">
      <style:text-properties officeooo:paragraph-rsid="007e3bed"/>
    </style:style>
    <style:style style:name="P11" style:family="paragraph" style:parent-style-name="Standard">
      <style:text-properties fo:font-style="italic" officeooo:paragraph-rsid="007e5548" style:font-style-asian="italic" style:font-style-complex="italic"/>
    </style:style>
    <style:style style:name="P12" style:family="paragraph" style:parent-style-name="Standard">
      <style:text-properties fo:font-style="italic" officeooo:rsid="007e5548" officeooo:paragraph-rsid="007e5548" style:font-style-asian="italic" style:font-style-complex="italic"/>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5548" officeooo:paragraph-rsid="007e554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7856ff" officeooo:paragraph-rsid="007856ff"/>
    </style:style>
    <style:style style:name="P15" style:family="paragraph" style:parent-style-name="Text_20_body">
      <style:text-properties officeooo:rsid="007992df" officeooo:paragraph-rsid="007992df"/>
    </style:style>
    <style:style style:name="P16" style:family="paragraph" style:parent-style-name="Text_20_body">
      <style:text-properties officeooo:rsid="008a16a6" officeooo:paragraph-rsid="008a16a6"/>
    </style:style>
    <style:style style:name="P17" style:family="paragraph" style:parent-style-name="Text_20_body">
      <style:text-properties officeooo:rsid="008a16a6" officeooo:paragraph-rsid="008a193f"/>
    </style:style>
    <style:style style:name="P18" style:family="paragraph" style:parent-style-name="Text_20_body">
      <style:text-properties officeooo:paragraph-rsid="008a16a6"/>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7cm" style:type="right" style:leader-style="dotted" style:leader-text="."/>
        </style:tab-stops>
      </style:paragraph-properties>
    </style:style>
    <style:style style:name="P21" style:family="paragraph" style:parent-style-name="Contents_20_4">
      <style:paragraph-properties>
        <style:tab-stops>
          <style:tab-stop style:position="17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Heading_20_1">
      <style:paragraph-properties fo:break-before="page"/>
      <style:text-properties fo:language="es" fo:country="ES"/>
    </style:style>
    <style:style style:name="P24" style:family="paragraph" style:parent-style-name="Heading_20_1">
      <style:paragraph-properties fo:break-before="page"/>
      <style:text-properties officeooo:rsid="008a16a6" officeooo:paragraph-rsid="00a03222"/>
    </style:style>
    <style:style style:name="P25" style:family="paragraph" style:parent-style-name="Heading_20_2">
      <style:paragraph-properties fo:break-before="page"/>
    </style:style>
    <style:style style:name="P26" style:family="paragraph" style:parent-style-name="Heading_20_2">
      <style:text-properties officeooo:paragraph-rsid="008a16a6"/>
    </style:style>
    <style:style style:name="P27" style:family="paragraph" style:parent-style-name="Heading_20_2">
      <style:text-properties officeooo:rsid="008a16a6" officeooo:paragraph-rsid="008a16a6"/>
    </style:style>
    <style:style style:name="P28" style:family="paragraph" style:parent-style-name="Standard">
      <style:text-properties officeooo:paragraph-rsid="00a03222"/>
    </style:style>
    <style:style style:name="P29" style:family="paragraph" style:parent-style-name="Standard">
      <style:text-properties officeooo:rsid="00a5ee5e" officeooo:paragraph-rsid="00a5ee5e"/>
    </style:style>
    <style:style style:name="P30" style:family="paragraph" style:parent-style-name="Standard">
      <style:text-properties officeooo:paragraph-rsid="00a5ee5e"/>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e07e" officeooo:paragraph-rsid="0083e07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974e7a"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98c32a"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95a6e5"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7e3bed"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7e5548"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7d9486"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a03222"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a0b98d"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a5ee5e"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7e3bed" style:font-size-asian="10pt" style:font-style-asian="normal" style:font-weight-asian="bold" style:font-size-complex="10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7d729e" style:font-size-asian="10pt" style:font-style-asian="normal" style:font-weight-asian="bold" style:font-size-complex="10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95a6e5"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a03222" style:font-size-asian="10pt" style:font-style-asian="normal" style:font-weight-asian="bold" style:font-size-complex="10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a5ee5e"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ff" loext:opacity="100%" style:text-outline="false" style:text-line-through-style="none" style:text-line-through-type="none" style:font-name="Liberation Serif" fo:font-size="10pt" fo:font-style="normal" fo:text-shadow="none" style:text-underline-style="none" fo:font-weight="bold" officeooo:rsid="007d9486" officeooo:paragraph-rsid="00974e7a"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Text_20_body" style:list-style-name="L1">
      <style:text-properties officeooo:rsid="007856ff" officeooo:paragraph-rsid="007856ff"/>
    </style:style>
    <style:style style:name="P48" style:family="paragraph" style:parent-style-name="Text_20_body">
      <style:text-properties officeooo:rsid="0091d824" officeooo:paragraph-rsid="0091d824"/>
    </style:style>
    <style:style style:name="P49" style:family="paragraph" style:parent-style-name="Text_20_body">
      <style:text-properties officeooo:rsid="00931dd6" officeooo:paragraph-rsid="00931dd6"/>
    </style:style>
    <style:style style:name="P50" style:family="paragraph" style:parent-style-name="Text_20_body">
      <style:text-properties officeooo:rsid="0094168a" officeooo:paragraph-rsid="0094168a"/>
    </style:style>
    <style:style style:name="P51"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7e3bed"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7d729e"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95a6e5"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a03222"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a5ee5e"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7d729e"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7e3bed"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95a6e5"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974e7a"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a03222"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a5ee5e"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ext_20_body">
      <style:text-properties fo:language="es" fo:country="ES" officeooo:rsid="007d729e" officeooo:paragraph-rsid="0095a6e5"/>
    </style:style>
    <style:style style:name="P63" style:family="paragraph" style:parent-style-name="Text_20_body">
      <style:text-properties fo:language="es" fo:country="ES" officeooo:rsid="007e3bed" officeooo:paragraph-rsid="0095a6e5"/>
    </style:style>
    <style:style style:name="P64" style:family="paragraph" style:parent-style-name="Text_20_body">
      <style:text-properties officeooo:paragraph-rsid="009987d0"/>
    </style:style>
    <style:style style:name="P65" style:family="paragraph" style:parent-style-name="Text_20_body">
      <style:text-properties officeooo:rsid="00a5ee5e" officeooo:paragraph-rsid="00a5ee5e"/>
    </style:style>
    <style:style style:name="T1" style:family="text">
      <style:text-properties officeooo:rsid="0030dd01"/>
    </style:style>
    <style:style style:name="T2" style:family="text">
      <style:text-properties fo:font-weight="bold" style:font-weight-asian="bold" style:font-weight-complex="bold"/>
    </style:style>
    <style:style style:name="T3" style:family="text">
      <style:text-properties fo:font-weight="bold" officeooo:rsid="0071929a" style:font-weight-asian="bold" style:font-weight-complex="bold"/>
    </style:style>
    <style:style style:name="T4" style:family="text">
      <style:text-properties fo:font-weight="bold" officeooo:rsid="00a674e8" style:font-weight-asian="bold" style:font-weight-complex="bold"/>
    </style:style>
    <style:style style:name="T5" style:family="text">
      <style:text-properties fo:font-weight="normal" officeooo:rsid="0071929a" style:font-weight-asian="normal" style:font-weight-complex="normal"/>
    </style:style>
    <style:style style:name="T6" style:family="text">
      <style:text-properties officeooo:rsid="0071929a"/>
    </style:style>
    <style:style style:name="T7" style:family="text">
      <style:text-properties officeooo:rsid="00738963"/>
    </style:style>
    <style:style style:name="T8" style:family="text">
      <style:text-properties officeooo:rsid="007499d7"/>
    </style:style>
    <style:style style:name="T9" style:family="text">
      <style:text-properties officeooo:rsid="007856ff"/>
    </style:style>
    <style:style style:name="T10" style:family="text">
      <style:text-properties officeooo:rsid="0078f5b1"/>
    </style:style>
    <style:style style:name="T11" style:family="text">
      <style:text-properties officeooo:rsid="007992df"/>
    </style:style>
    <style:style style:name="T12" style:family="text">
      <style:text-properties officeooo:rsid="007d729e"/>
    </style:style>
    <style:style style:name="T13" style:family="text">
      <style:text-properties officeooo:rsid="007e3bed"/>
    </style:style>
    <style:style style:name="T14" style:family="text">
      <style:text-properties officeooo:rsid="007e5548"/>
    </style:style>
    <style:style style:name="T15" style:family="text">
      <style:text-properties officeooo:rsid="007ff3c4"/>
    </style:style>
    <style:style style:name="T16" style:family="text">
      <style:text-properties officeooo:rsid="0083e07e"/>
    </style:style>
    <style:style style:name="T17" style:family="text">
      <style:text-properties style:use-window-font-color="true" loext:opacity="0%"/>
    </style:style>
    <style:style style:name="T18" style:family="text">
      <style:text-properties style:use-window-font-color="true" loext:opacity="0%" fo:font-weight="normal" style:font-weight-asian="normal" style:font-weight-complex="normal"/>
    </style:style>
    <style:style style:name="T19" style:family="text">
      <style:text-properties style:use-window-font-color="true" loext:opacity="0%" fo:font-weight="normal" officeooo:rsid="009ae4f8" style:font-weight-asian="normal" style:font-weight-complex="normal"/>
    </style:style>
    <style:style style:name="T20" style:family="text">
      <style:text-properties style:use-window-font-color="true" loext:opacity="0%" officeooo:rsid="0098c32a"/>
    </style:style>
    <style:style style:name="T21" style:family="text">
      <style:text-properties style:use-window-font-color="true" loext:opacity="0%" officeooo:rsid="009ae4f8"/>
    </style:style>
    <style:style style:name="T22" style:family="text">
      <style:text-properties style:use-window-font-color="true" loext:opacity="0%" officeooo:rsid="00a0b98d"/>
    </style:style>
    <style:style style:name="T23" style:family="text">
      <style:text-properties fo:color="#0000ff" loext:opacity="100%" fo:font-weight="bold" style:font-weight-asian="bold" style:font-weight-complex="bold"/>
    </style:style>
    <style:style style:name="T24" style:family="text">
      <style:text-properties fo:color="#0000ff" loext:opacity="100%" fo:font-weight="bold" officeooo:rsid="009ae4f8" style:font-weight-asian="bold" style:font-weight-complex="bold"/>
    </style:style>
    <style:style style:name="T25" style:family="text">
      <style:text-properties fo:color="#0000ff" loext:opacity="100%" fo:font-weight="bold" officeooo:rsid="00a03222" style:font-weight-asian="bold" style:font-weight-complex="bold"/>
    </style:style>
    <style:style style:name="T26" style:family="text">
      <style:text-properties fo:color="#0000ff" loext:opacity="100%" fo:font-weight="bold" officeooo:rsid="00974e7a" style:font-weight-asian="bold" style:font-weight-complex="bold"/>
    </style:style>
    <style:style style:name="T27" style:family="text">
      <style:text-properties fo:color="#0000ff" loext:opacity="100%" fo:font-weight="bold" officeooo:rsid="0095a6e5" style:font-weight-asian="bold" style:font-weight-complex="bold"/>
    </style:style>
    <style:style style:name="T28" style:family="text">
      <style:text-properties fo:color="#0000ff" loext:opacity="100%" fo:font-weight="bold" officeooo:rsid="00a674e8" style:font-weight-asian="bold" style:font-weight-complex="bold"/>
    </style:style>
    <style:style style:name="T29" style:family="text">
      <style:text-properties officeooo:rsid="008738a1"/>
    </style:style>
    <style:style style:name="T30" style:family="text">
      <style:text-properties officeooo:rsid="0087eaee"/>
    </style:style>
    <style:style style:name="T31" style:family="text">
      <style:text-properties officeooo:rsid="0088d481"/>
    </style:style>
    <style:style style:name="T32" style:family="text">
      <style:text-properties officeooo:rsid="008a193f"/>
    </style:style>
    <style:style style:name="T33" style:family="text">
      <style:text-properties officeooo:rsid="008a81eb"/>
    </style:style>
    <style:style style:name="T34" style:family="text">
      <style:text-properties style:text-underline-style="none"/>
    </style:style>
    <style:style style:name="T35" style:family="text">
      <style:text-properties style:text-underline-style="none" officeooo:rsid="008a81eb"/>
    </style:style>
    <style:style style:name="T36" style:family="text">
      <style:text-properties officeooo:rsid="008c908a"/>
    </style:style>
    <style:style style:name="T37" style:family="text">
      <style:text-properties officeooo:rsid="008d6acf"/>
    </style:style>
    <style:style style:name="T38" style:family="text">
      <style:text-properties officeooo:rsid="00931dd6"/>
    </style:style>
    <style:style style:name="T39" style:family="text">
      <style:text-properties officeooo:rsid="0094168a"/>
    </style:style>
    <style:style style:name="T40" style:family="text">
      <style:text-properties officeooo:rsid="0095a6e5"/>
    </style:style>
    <style:style style:name="T41" style:family="text">
      <style:text-properties officeooo:rsid="00974e7a"/>
    </style:style>
    <style:style style:name="T42" style:family="text">
      <style:text-properties fo:color="#dc143c" loext:opacity="100%" fo:font-weight="bold" style:font-weight-asian="bold" style:font-weight-complex="bold"/>
    </style:style>
    <style:style style:name="T43" style:family="text">
      <style:text-properties fo:color="#dc143c" loext:opacity="100%" fo:font-weight="bold" officeooo:rsid="00974e7a" style:font-weight-asian="bold" style:font-weight-complex="bold"/>
    </style:style>
    <style:style style:name="T44" style:family="text">
      <style:text-properties officeooo:rsid="0098c32a"/>
    </style:style>
    <style:style style:name="T45" style:family="text">
      <style:text-properties officeooo:rsid="009987d0"/>
    </style:style>
    <style:style style:name="T46" style:family="text">
      <style:text-properties officeooo:rsid="009ae4f8"/>
    </style:style>
    <style:style style:name="T47" style:family="text">
      <style:text-properties officeooo:rsid="008545f3"/>
    </style:style>
    <style:style style:name="T48" style:family="text">
      <style:text-properties fo:color="#c9211e" loext:opacity="100%" fo:font-weight="bold" style:font-weight-asian="bold" style:font-weight-complex="bold"/>
    </style:style>
    <style:style style:name="T49" style:family="text">
      <style:text-properties fo:color="#c9211e" loext:opacity="100%" fo:font-weight="bold" officeooo:rsid="007e3bed" style:font-weight-asian="bold" style:font-weight-complex="bold"/>
    </style:style>
    <style:style style:name="T50" style:family="text">
      <style:text-properties fo:color="#c9211e" loext:opacity="100%" fo:font-weight="bold" officeooo:rsid="007e5548" style:font-weight-asian="bold" style:font-weight-complex="bold"/>
    </style:style>
    <style:style style:name="T51" style:family="text">
      <style:text-properties fo:color="#c9211e" loext:opacity="100%" fo:font-weight="bold" officeooo:rsid="008545f3" style:font-weight-asian="bold" style:font-weight-complex="bold"/>
    </style:style>
    <style:style style:name="T52" style:family="text">
      <style:text-properties fo:color="#c9211e" loext:opacity="100%" fo:font-weight="bold" officeooo:rsid="00a03222" style:font-weight-asian="bold" style:font-weight-complex="bold"/>
    </style:style>
    <style:style style:name="T53" style:family="text">
      <style:text-properties officeooo:rsid="009caa63"/>
    </style:style>
    <style:style style:name="T54" style:family="text">
      <style:text-properties officeooo:rsid="00a03222"/>
    </style:style>
    <style:style style:name="T55" style:family="text">
      <style:text-properties officeooo:rsid="00a0b98d"/>
    </style:style>
    <style:style style:name="T56" style:family="text">
      <style:text-properties officeooo:rsid="00a2a64e"/>
    </style:style>
    <style:style style:name="T57" style:family="text">
      <style:text-properties officeooo:rsid="00a5ee5e"/>
    </style:style>
    <style:style style:name="T58" style:family="text">
      <style:text-properties officeooo:rsid="00a674e8"/>
    </style:style>
    <style:style style:name="T59" style:family="text">
      <style:text-properties officeooo:rsid="00a860e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3">Estudiante</text:span><text:span text:style-name="T2">:</text:span> Jose Javier Bailón Ortiz</text:p>
      <text:p text:style-name="P5"><text:span text:style-name="T3">Asignatura</text:span><text:span text:style-name="T2">:</text:span> P<text:span text:style-name="T6">rogramacion de servicios y procesos</text:span></text:p>
      <text:p text:style-name="P5"><text:span text:style-name="T3">Convocatoria</text:span><text:span text:style-name="T2">: </text:span><text:span text:style-name="T5">14</text:span>/<text:span text:style-name="T6">11</text:span>/2023</text:p>
      <text:table-of-content text:style-name="Sect1" text:protected="true" text:name="Suma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2">Summary</text:p>
          </text:index-title>
          <text:p text:style-name="P19"><text:a xlink:type="simple" xlink:href="#__RefHeading___Toc836_2601721642" text:style-name="Index_20_Link" text:visited-style-name="Index_20_Link">A – Estudio teórico de TIC,TAC,TOC<text:tab/>3</text:a></text:p>
          <text:p text:style-name="P20"><text:a xlink:type="simple" xlink:href="#__RefHeading___Toc1895_1156227085" text:style-name="Index_20_Link" text:visited-style-name="Index_20_Link">A.1 Planteamiento del problema<text:tab/>3</text:a></text:p>
          <text:p text:style-name="P20"><text:a xlink:type="simple" xlink:href="#__RefHeading___Toc1897_1156227085" text:style-name="Index_20_Link" text:visited-style-name="Index_20_Link">A.2 Identificación de aspectos generales a controlar<text:tab/>3</text:a></text:p>
          <text:p text:style-name="P20"><text:a xlink:type="simple" xlink:href="#__RefHeading___Toc1899_1156227085" text:style-name="Index_20_Link" text:visited-style-name="Index_20_Link">A.3 Conseguir el orden correcto de palabras<text:tab/>4</text:a></text:p>
          <text:p text:style-name="P20"><text:a xlink:type="simple" xlink:href="#__RefHeading___Toc613_3857879399" text:style-name="Index_20_Link" text:visited-style-name="Index_20_Link">A.4 Competición entre hebras del mismo grupo<text:tab/>5</text:a></text:p>
          <text:p text:style-name="P20"><text:a xlink:type="simple" xlink:href="#__RefHeading___Toc615_3857879399" text:style-name="Index_20_Link" text:visited-style-name="Index_20_Link">A.5 Combinar la alternancia de grupos y la competición entre hebras del mismo grupo<text:tab/>6</text:a></text:p>
          <text:p text:style-name="P20"><text:a xlink:type="simple" xlink:href="#__RefHeading___Toc742_3857879399" text:style-name="Index_20_Link" text:visited-style-name="Index_20_Link">A.6 Alternativa con semáforos en casos de más de 2 hebras<text:tab/>7</text:a></text:p>
          <text:p text:style-name="P19"><text:a xlink:type="simple" xlink:href="#__RefHeading___Toc413_1855115432" text:style-name="Index_20_Link" text:visited-style-name="Index_20_Link">B – Implementación de Dekker, Peterson y Lamport<text:tab/>8</text:a></text:p>
          <text:p text:style-name="P20"><text:a xlink:type="simple" xlink:href="#__RefHeading___Toc415_1855115432" text:style-name="Index_20_Link" text:visited-style-name="Index_20_Link">B.1 Dekker<text:tab/>8</text:a></text:p>
          <text:p text:style-name="P20"><text:a xlink:type="simple" xlink:href="#__RefHeading___Toc417_1855115432" text:style-name="Index_20_Link" text:visited-style-name="Index_20_Link">B.2 Peterson<text:tab/>8</text:a></text:p>
          <text:p text:style-name="P20"><text:a xlink:type="simple" xlink:href="#__RefHeading___Toc419_1855115432" text:style-name="Index_20_Link" text:visited-style-name="Index_20_Link">B.3 Lamport<text:tab/>8</text:a></text:p>
          <text:p text:style-name="P21"><text:a xlink:type="simple" xlink:href="#__RefHeading___Toc421_1855115432" text:style-name="Index_20_Link" text:visited-style-name="Index_20_Link">Versión completa<text:tab/>8</text:a></text:p>
          <text:p text:style-name="P21"><text:a xlink:type="simple" xlink:href="#__RefHeading___Toc423_1855115432" text:style-name="Index_20_Link" text:visited-style-name="Index_20_Link">Versión simplificada<text:tab/>8</text:a></text:p>
        </text:index-body>
      </text:table-of-content>
      <text:p text:style-name="P5"/>
      <text:h text:style-name="P23" text:outline-level="1" text:is-list-header="true"><text:bookmark-start text:name="__RefHeading___Toc836_2601721642"/><text:span text:style-name="T7">A</text:span> – <text:span text:style-name="T7">Estudio teórico de TIC,TAC,TOC</text:span><text:bookmark-end text:name="__RefHeading___Toc836_2601721642"/></text:h>
      <text:h text:style-name="Heading_20_2" text:outline-level="2" text:is-list-header="true"/>
      <text:h text:style-name="Heading_20_2" text:outline-level="2"/>
      <text:h text:style-name="Heading_20_2" text:outline-level="2" text:is-list-header="true"><text:bookmark-start text:name="__RefHeading___Toc1895_1156227085"/>A.1 Planteamiento del problema<text:bookmark-end text:name="__RefHeading___Toc1895_1156227085"/></text:h>
      <text:p text:style-name="P6">El objetivo es tener un programa que imprima en pantalla <text:span text:style-name="T11">de manera indefinida</text:span> y en este orden:</text:p>
      <text:p text:style-name="P6">TIC</text:p>
      <text:p text:style-name="P6">TAC</text:p>
      <text:p text:style-name="P6">TOC</text:p>
      <text:p text:style-name="P6">…</text:p>
      <text:p text:style-name="P6">Debe hacerse habiendo dos hebras que intenten imprimir cada una de las palabras siendo agrupad<text:span text:style-name="T8">a</text:span>s l<text:span text:style-name="T8">a</text:span>s h<text:span text:style-name="T8">ebras</text:span> por la palabra que imprimen. Dos para TIC, dos para TAC y dos para TOC.</text:p>
      <text:p text:style-name="P6">Las hebras deben competir <text:span text:style-name="T8">para </text:span>escribir <text:span text:style-name="T9">su</text:span> palabra no pudiendo haber turno estricto entre ellas.</text:p>
      <text:p text:style-name="P6"/>
      <text:h text:style-name="Heading_20_2" text:outline-level="2" text:is-list-header="true"/>
      <text:h text:style-name="Heading_20_2" text:outline-level="2"/>
      <text:h text:style-name="Heading_20_2" text:outline-level="2" text:is-list-header="true"><text:bookmark-start text:name="__RefHeading___Toc1897_1156227085"/>A.2 <text:span text:style-name="T9">Identificación de aspectos </text:span><text:span text:style-name="T11">generales a controlar</text:span><text:bookmark-end text:name="__RefHeading___Toc1897_1156227085"/></text:h>
      <text:p text:style-name="P14">El problema se puede abstraer a 2 aspectos generales que deben ser solucionados: </text:p>
      <text:list text:style-name="L1">
        <text:list-item>
          <text:p text:style-name="P47">Se debe conseguir que el orden de impresión sea el correcto: TIC, TAC, TOC de manera cíclica por tiempo indefinido. No TIC, TOC, TAC ni cualquier otra variante.</text:p>
        </text:list-item>
        <text:list-item>
          <text:p text:style-name="P47">Se debe evitar la impresión múltiple de la misma palabra de manera <text:span text:style-name="T10">consecutiva</text:span> dado que las hebras <text:span text:style-name="T29">que imprimen la misma palabra </text:span>compiten entre sí. <text:span text:style-name="T10">No puede darse el caso de imprimir TIC, TIC por ejemplo.</text:span></text:p>
        </text:list-item>
      </text:list>
      <text:p text:style-name="P14"/>
      <text:h text:style-name="Heading_20_2" text:outline-level="2" text:is-list-header="true"/>
      <text:h text:style-name="P25" text:outline-level="2" text:is-list-header="true"><text:bookmark-start text:name="__RefHeading___Toc1899_1156227085"/>A.3 <text:span text:style-name="T11">Conseguir el orden correcto </text:span><text:span text:style-name="T30">de palabras</text:span><text:bookmark-end text:name="__RefHeading___Toc1899_1156227085"/></text:h>
      <text:p text:style-name="P15">Para conseguir el orden correcto no hay otra opción que crear un turno estricto entre hebras de diferentes grupos. Así en un momento dado le tocará solo a cualquier hebra del <text:span text:style-name="T31">grupo</text:span> TIC, luego del <text:s/>grupo TAC y luego del grupo TOC.</text:p>
      <text:p text:style-name="P7">Para lograr este orden estricto se puede usar una variable común a todas las hebras <text:span text:style-name="T12">que determine el grupo al que le toca:</text:span></text:p>
      <table:table table:name="Tabla2" table:style-name="Tabla2" table:template-name="tabla cabecera negra">
        <table:table-column table:style-name="Tabla2.A"/>
        <table:table-row table:style-name="Tabla2.1">
          <table:table-cell table:style-name="Tabla2.A1" office:value-type="string">
            <text:p text:style-name="P52">Variable común a todas las hebras <text:span text:style-name="T55">de todos los grupos</text:span></text:p>
          </table:table-cell>
        </table:table-row>
        <table:table-row table:style-name="Tabla2.1">
          <table:table-cell table:style-name="Tabla2.A2" office:value-type="string">
            <text:p text:style-name="P56">int turnoGrupo = 0;</text:p>
          </table:table-cell>
        </table:table-row>
      </table:table>
      <table:table table:name="Tabla1" table:style-name="Tabla1" table:template-name="tabla cabecera negra">
        <table:table-column table:style-name="Tabla1.A" table:number-columns-repeated="3"/>
        <table:table-row table:style-name="Tabla1.1">
          <table:table-cell table:style-name="Tabla1.A1" office:value-type="string">
            <text:p text:style-name="P42">Hebras Tic <text:span text:style-name="T13">(</text:span><text:span text:style-name="T29">grupo </text:span><text:span text:style-name="T13">0)</text:span></text:p>
          </table:table-cell>
          <table:table-cell table:style-name="Tabla1.A1" office:value-type="string">
            <text:p text:style-name="P41">Hebras Tac<text:span text:style-name="T13">(</text:span><text:span text:style-name="T29">grupo </text:span><text:span text:style-name="T13">1)</text:span></text:p>
          </table:table-cell>
          <table:table-cell table:style-name="Tabla1.A1" office:value-type="string">
            <text:p text:style-name="P41">Hebras Toc<text:span text:style-name="T13">(</text:span><text:span text:style-name="T29">grupo </text:span><text:span text:style-name="T13">2)</text:span></text:p>
          </table:table-cell>
        </table:table-row>
        <table:table-row>
          <table:table-cell table:style-name="Tabla1.A2" office:value-type="string">
            <text:p text:style-name="P37"><text:span text:style-name="T44">w</text:span>hile (true){</text:p>
            <text:p text:style-name="P37"><text:tab/>while(turnoGrupo!=0);</text:p>
            <text:p text:style-name="P37"><text:tab/>print(“Tic”);</text:p>
            <text:p text:style-name="P37"><text:tab/>turnoGrupo=1;</text:p>
            <text:p text:style-name="P37">}</text:p>
          </table:table-cell>
          <table:table-cell table:style-name="Tabla1.A2" office:value-type="string">
            <text:p text:style-name="P37"><text:span text:style-name="T44">w</text:span>hile (true){</text:p>
            <text:p text:style-name="P37"><text:tab/>while(turnoGrupo!=1);</text:p>
            <text:p text:style-name="P37"><text:tab/>print(“Tic”);</text:p>
            <text:p text:style-name="P37"><text:tab/>turnoGrupo=2;</text:p>
            <text:p text:style-name="P37">}</text:p>
          </table:table-cell>
          <table:table-cell table:style-name="Tabla1.A2" office:value-type="string">
            <text:p text:style-name="P37"><text:span text:style-name="T44">w</text:span>hile (true){</text:p>
            <text:p text:style-name="P37"><text:tab/>while(turnoGrupo!=2);</text:p>
            <text:p text:style-name="P37"><text:tab/>print(“Tic”);</text:p>
            <text:p text:style-name="P37"><text:tab/>turnoGrupo=<text:span text:style-name="T13">0</text:span>;</text:p>
            <text:p text:style-name="P37">}</text:p>
          </table:table-cell>
        </table:table-row>
      </table:table>
      <text:p text:style-name="P8"/>
      <text:p text:style-name="P9">O de manera genérica:</text:p>
      <table:table table:name="Tabla4" table:style-name="Tabla4" table:template-name="tabla cabecera negra">
        <table:table-column table:style-name="Tabla4.A"/>
        <table:table-row table:style-name="Tabla4.1">
          <table:table-cell table:style-name="Tabla4.A1" office:value-type="string">
            <text:p text:style-name="P51">Variable común a todas las hebras <text:span text:style-name="T55">de todos los grupos</text:span></text:p>
          </table:table-cell>
        </table:table-row>
        <table:table-row table:style-name="Tabla4.1">
          <table:table-cell table:style-name="Tabla4.A2" office:value-type="string">
            <text:p text:style-name="P57">int turnoGrupo = <text:span text:style-name="T46">0;</text:span></text:p>
          </table:table-cell>
        </table:table-row>
      </table:table>
      <table:table table:name="Tabla3" table:style-name="Tabla3" table:template-name="tabla cabecera negra">
        <table:table-column table:style-name="Tabla3.A"/>
        <table:table-row table:style-name="Tabla3.1">
          <table:table-cell table:style-name="Tabla3.A1" office:value-type="string">
            <text:p text:style-name="P41">Hebras <text:span text:style-name="T13">grupo </text:span><text:span text:style-name="T46">G</text:span><text:span text:style-name="T13"> <text:s text:c="4"/></text:span><text:span text:style-name="T15">(</text:span><text:span text:style-name="T46">G</text:span><text:span text:style-name="T15">:indice de grupo, </text:span><text:span text:style-name="T47">TG</text:span><text:span text:style-name="T15">:total de grupos)</text:span></text:p>
          </table:table-cell>
        </table:table-row>
        <table:table-row>
          <table:table-cell table:style-name="Tabla3.A2" office:value-type="string">
            <text:p text:style-name="P35"><text:span text:style-name="T44">w</text:span>hile (true){</text:p>
            <text:p text:style-name="P35"><text:tab/>//<text:span text:style-name="T16">Espera ocupada</text:span></text:p>
            <text:p text:style-name="P35"><text:tab/><text:span text:style-name="T23">while(turnoGrupo!=</text:span><text:span text:style-name="T24">G</text:span><text:span text:style-name="T23">);</text:span></text:p>
            <text:p text:style-name="P35"><text:tab/><text:span text:style-name="T18">//</text:span><text:span text:style-name="T19">Impresión</text:span></text:p>
            <text:p text:style-name="P35"><text:tab/><text:span text:style-name="T48">print(</text:span><text:span text:style-name="T49">palabra </text:span><text:span text:style-name="T52">de grupo G</text:span><text:span text:style-name="T48">);</text:span></text:p>
            <text:p text:style-name="P35"><text:tab/>//<text:span text:style-name="T16">cambio de grupo</text:span></text:p>
            <text:p text:style-name="P36"><text:tab/><text:span text:style-name="T48">turnoGrupo=</text:span><text:span text:style-name="T49">((</text:span><text:span text:style-name="T48">turnoGrupo</text:span><text:span text:style-name="T49">+1)=</text:span><text:span text:style-name="T50">=</text:span><text:span text:style-name="T51">TG</text:span><text:span text:style-name="T49">) ? 0 : </text:span><text:span text:style-name="T48">turnoGrupo</text:span><text:span text:style-name="T49">+1</text:span><text:span text:style-name="T48">;</text:span></text:p>
            <text:p text:style-name="P36"><text:tab/><text:span text:style-name="T53">//fin sección critica</text:span></text:p>
            <text:p text:style-name="P35">}</text:p>
          </table:table-cell>
        </table:table-row>
      </table:table>
      <text:p text:style-name="P10"/>
      <text:p text:style-name="P11"><text:span text:style-name="T15">Nota:</text:span><text:span text:style-name="T14">La asignación de la última línea donde se increment</text:span><text:span text:style-name="T16">a</text:span><text:span text:style-name="T14"> turnoGrupo se puede extraer a una función común a todas las hebras.</text:span></text:p>
      <text:p text:style-name="P12"/>
      <text:p text:style-name="P13"/>
      <text:p text:style-name="P31">Con esto se consigue un turno estricto entre las hebras de diferentes grupos.</text:p>
      <text:h text:style-name="P25" text:outline-level="2" text:is-list-header="true"><text:bookmark-start text:name="__RefHeading___Toc613_3857879399"/>A.4 Competición entre hebras del mismo grupo<text:bookmark-end text:name="__RefHeading___Toc613_3857879399"/></text:h>
      <text:p text:style-name="P48">Para preservar la competición entre las dos hebras del mismo grupo a la vez que se asegura una espera acotada se debe descartar <text:span text:style-name="T38">cualquier sistema </text:span><text:span text:style-name="T39">de exclusión mutua basad</text:span><text:span text:style-name="T40">a</text:span><text:span text:style-name="T39"> en un</text:span><text:span text:style-name="T38"> </text:span>turno estricto <text:span text:style-name="T38">entre hebras.</text:span></text:p>
      <text:p text:style-name="P49">El algoritmo de Peterson quedaría descartado ya que supone una consecución de turnos estrictos.</text:p>
      <text:p text:style-name="P49">El algoritmo de la panadería de <text:span text:style-name="T39">Lamport supone también en la práctica una alternancia de turnos estrictos en este caso.</text:span></text:p>
      <text:p text:style-name="P50">El algoritmo de Dekker pese a que también supone una alternancia de turnos estrictos entre hebras puede ser fácilmente modificado <text:span text:style-name="T41">eliminando el control de turno </text:span><text:span text:style-name="T40">para convertirlo en un algoritmo de competencia entre hebras a la vez que se conserva la espera acotada:</text:span></text:p>
      <table:table table:name="Tabla5" table:style-name="Tabla5" table:template-name="tabla cabecera negra">
        <table:table-column table:style-name="Tabla5.A"/>
        <table:table-row table:style-name="Tabla5.1">
          <table:table-cell table:style-name="Tabla5.A1" office:value-type="string">
            <text:p text:style-name="P53">Variable común a todas las hebras <text:span text:style-name="T53">del grupo</text:span></text:p>
          </table:table-cell>
        </table:table-row>
        <table:table-row table:style-name="Tabla5.1">
          <table:table-cell table:style-name="Tabla5.A2" office:value-type="string">
            <text:p text:style-name="P58">int<text:span text:style-name="T40">[]</text:span> <text:span text:style-name="T40">banderas </text:span>= <text:span text:style-name="T40">new boolean[2];</text:span></text:p>
          </table:table-cell>
        </table:table-row>
      </table:table>
      <table:table table:name="Tabla6" table:style-name="Tabla6" table:template-name="tabla cabecera negra">
        <table:table-column table:style-name="Tabla6.A"/>
        <table:table-column table:style-name="Tabla6.B"/>
        <table:table-row table:style-name="Tabla6.1">
          <table:table-cell table:style-name="Tabla6.A1" office:value-type="string">
            <text:p text:style-name="P43">Hebra <text:span text:style-name="T40">0</text:span></text:p>
          </table:table-cell>
          <table:table-cell table:style-name="Tabla6.A1" office:value-type="string">
            <text:p text:style-name="P43">Hebra <text:span text:style-name="T40">1</text:span></text:p>
          </table:table-cell>
        </table:table-row>
        <table:table-row>
          <table:table-cell table:style-name="Tabla6.A2" office:value-type="string">
            <text:p text:style-name="P34"><text:span text:style-name="T44">w</text:span>hile (true){</text:p>
            <text:p text:style-name="P34"><text:tab/><text:span text:style-name="T44">banderas[0]=true;</text:span></text:p>
            <text:p text:style-name="P32"><text:tab/>while(<text:span text:style-name="T40">banderas[1]</text:span>)<text:span text:style-name="T41">{</text:span></text:p>
            <text:p text:style-name="P32"><text:tab/><text:tab/><text:span text:style-name="T41">banderas[0]=false;</text:span></text:p>
            <text:p text:style-name="P32"><text:tab/><text:tab/><text:span text:style-name="T41">esperarUnTiempo();</text:span></text:p>
            <text:p text:style-name="P32"><text:tab/><text:tab/><text:span text:style-name="T41">banderas[0]=true;</text:span></text:p>
            <text:p text:style-name="P32"><text:span text:style-name="T41"><text:tab/>}</text:span></text:p>
            <text:p text:style-name="P34"><text:tab/>print(“Tic”);</text:p>
            <text:p text:style-name="P34"><text:tab/><text:span text:style-name="T41">banderas[0]=false</text:span></text:p>
            <text:p text:style-name="P34">}</text:p>
          </table:table-cell>
          <table:table-cell table:style-name="Tabla6.A2" office:value-type="string">
            <text:p text:style-name="P32"><text:span text:style-name="T44">w</text:span>hile (true){</text:p>
            <text:p text:style-name="P33"><text:tab/><text:span text:style-name="T44">banderas[1]=true;</text:span></text:p>
            <text:p text:style-name="P32"><text:tab/>while(<text:span text:style-name="T40">banderas[</text:span><text:span text:style-name="T41">0</text:span><text:span text:style-name="T40">]</text:span>)<text:span text:style-name="T41">{</text:span></text:p>
            <text:p text:style-name="P32"><text:tab/><text:tab/><text:span text:style-name="T41">banderas[1]=false;</text:span></text:p>
            <text:p text:style-name="P32"><text:tab/><text:tab/><text:span text:style-name="T41">esperarUnTiempo();</text:span></text:p>
            <text:p text:style-name="P32"><text:tab/><text:tab/><text:span text:style-name="T41">banderas[1]=true;</text:span></text:p>
            <text:p text:style-name="P32"><text:span text:style-name="T41"><text:tab/>}</text:span></text:p>
            <text:p text:style-name="P32"><text:tab/>print(“Tic”);</text:p>
            <text:p text:style-name="P32"><text:tab/><text:span text:style-name="T41">banderas[1]=false</text:span></text:p>
            <text:p text:style-name="P32">}</text:p>
          </table:table-cell>
        </table:table-row>
      </table:table>
      <text:p text:style-name="P62"/>
      <text:p text:style-name="P63">O de manera genérica:</text:p>
      <table:table table:name="Tabla7" table:style-name="Tabla7" table:template-name="tabla cabecera negra">
        <table:table-column table:style-name="Tabla7.A"/>
        <table:table-row table:style-name="Tabla7.1">
          <table:table-cell table:style-name="Tabla7.A1" office:value-type="string">
            <text:p text:style-name="P53">Variable común a todas las hebras <text:span text:style-name="T53">del grupo</text:span></text:p>
          </table:table-cell>
        </table:table-row>
        <table:table-row table:style-name="Tabla7.1">
          <table:table-cell table:style-name="Tabla7.A2" office:value-type="string">
            <text:p text:style-name="P59">int<text:span text:style-name="T40">[]</text:span> <text:span text:style-name="T40">banderas </text:span>= <text:span text:style-name="T40">new boolean[2];</text:span></text:p>
          </table:table-cell>
        </table:table-row>
      </table:table>
      <table:table table:name="Tabla8" table:style-name="Tabla8" table:template-name="tabla cabecera negra">
        <table:table-column table:style-name="Tabla8.A"/>
        <table:table-row table:style-name="Tabla8.1">
          <table:table-cell table:style-name="Tabla8.A1" office:value-type="string">
            <text:p text:style-name="P43">Hebras <text:span text:style-name="T13">grupo i <text:s text:c="4"/></text:span><text:span text:style-name="T15">(i:indice </text:span><text:span text:style-name="T41">propio, j:indice de la otra hebra</text:span><text:span text:style-name="T15">)</text:span></text:p>
          </table:table-cell>
        </table:table-row>
        <table:table-row>
          <table:table-cell table:style-name="Tabla8.A2" office:value-type="string">
            <text:p text:style-name="P32"><text:span text:style-name="T44">w</text:span>hile (true){</text:p>
            <text:p text:style-name="P32"><text:tab/>//<text:span text:style-name="T44">subir bandera propia</text:span></text:p>
            <text:p text:style-name="P33"><text:tab/><text:span text:style-name="T44">banderas[i]=true;</text:span></text:p>
            <text:p text:style-name="P32"><text:tab/>//<text:span text:style-name="T44">esperar mientras la otra hebra tiene la bandera subida y bajar y subir la propia a intervalos</text:span></text:p>
            <text:p text:style-name="P46"><text:tab/>while(<text:span text:style-name="T40">banderas[</text:span><text:span text:style-name="T41">j</text:span><text:span text:style-name="T40">]</text:span>)<text:span text:style-name="T41">{</text:span></text:p>
            <text:p text:style-name="P46"><text:tab/><text:tab/><text:span text:style-name="T41">banderas[i]=false;</text:span></text:p>
            <text:p text:style-name="P46"><text:tab/><text:tab/><text:span text:style-name="T41">esperarUnTiempo();</text:span></text:p>
            <text:p text:style-name="P46"><text:tab/><text:tab/><text:span text:style-name="T41">banderas[i]=true;</text:span></text:p>
            <text:p text:style-name="P46"><text:span text:style-name="T41"><text:tab/>}</text:span></text:p>
            <text:p text:style-name="P32"><text:tab/><text:span text:style-name="T17">//</text:span><text:span text:style-name="T20">seccion critica</text:span></text:p>
            <text:p text:style-name="P32"><text:tab/><text:span text:style-name="T42">print(“</text:span><text:span text:style-name="T43">Palabra del grupo”</text:span><text:span text:style-name="T42">);</text:span></text:p>
            <text:p text:style-name="P32"><text:tab/>//<text:span text:style-name="T44">subir la bandera propia</text:span></text:p>
            <text:p text:style-name="P32"><text:tab/><text:span text:style-name="T26">banderas[i]=false</text:span></text:p>
            <text:p text:style-name="P32">}</text:p>
          </table:table-cell>
        </table:table-row>
      </table:table>
      <text:h text:style-name="Heading_20_2" text:outline-level="2" text:is-list-header="true"><text:bookmark-start text:name="__RefHeading___Toc615_3857879399"/><text:soft-page-break/>A.5 <text:span text:style-name="T45">Combinar la alternancia de grupos y la competición entre hebras del mismo grupo</text:span><text:bookmark-end text:name="__RefHeading___Toc615_3857879399"/></text:h>
      <text:p text:style-name="P64"><text:span text:style-name="T45">Para conseguir combinar la alternancia entre grupos Tic,Tac,Toc y a la vez preservar la competición entre hebras del mismo grupo </text:span><text:span text:style-name="T54">hay que combinar las estructuras de control de turnos de g</text:span><text:span text:style-name="T56">r</text:span><text:span text:style-name="T54">upos y las de exclusión mutua de hebras del grupo:</text:span></text:p>
      <table:table table:name="Tabla9" table:style-name="Tabla9" table:template-name="tabla cabecera negra">
        <table:table-column table:style-name="Tabla9.A"/>
        <table:table-row table:style-name="Tabla9.1">
          <table:table-cell table:style-name="Tabla9.A1" office:value-type="string">
            <text:p text:style-name="P54">Variable común a todas las hebras <text:span text:style-name="T54">de todos los grupos</text:span></text:p>
          </table:table-cell>
        </table:table-row>
        <table:table-row table:style-name="Tabla9.1">
          <table:table-cell table:style-name="Tabla9.A2" office:value-type="string">
            <text:p text:style-name="P60">int turnoGrupo = <text:span text:style-name="T46">0;</text:span></text:p>
          </table:table-cell>
        </table:table-row>
      </table:table>
      <table:table table:name="Tabla10" table:style-name="Tabla10" table:template-name="tabla cabecera negra">
        <table:table-column table:style-name="Tabla10.A"/>
        <table:table-row table:style-name="Tabla10.1">
          <table:table-cell table:style-name="Tabla10.A1" office:value-type="string">
            <text:p text:style-name="P54">Variable común a todas las hebras <text:span text:style-name="T53">del </text:span><text:span text:style-name="T54">mismo </text:span><text:span text:style-name="T53">grupo</text:span></text:p>
          </table:table-cell>
        </table:table-row>
        <table:table-row table:style-name="Tabla10.1">
          <table:table-cell table:style-name="Tabla10.A2" office:value-type="string">
            <text:p text:style-name="P60">int<text:span text:style-name="T40">[]</text:span> <text:span text:style-name="T40">banderas </text:span>= <text:span text:style-name="T40">new boolean[2];</text:span></text:p>
          </table:table-cell>
        </table:table-row>
      </table:table>
      <table:table table:name="Tabla11" table:style-name="Tabla11" table:template-name="tabla cabecera negra">
        <table:table-column table:style-name="Tabla11.A"/>
        <table:table-row table:style-name="Tabla11.1">
          <table:table-cell table:style-name="Tabla11.A1" office:value-type="string">
            <text:p text:style-name="P44">Hebra <text:span text:style-name="T55">i</text:span> <text:span text:style-name="T13">grupo </text:span><text:span text:style-name="T46">G</text:span><text:span text:style-name="T13"> <text:s text:c="4"/></text:span><text:span text:style-name="T15">(i:indice </text:span><text:span text:style-name="T41">propio, j:indice de la otra hebra </text:span><text:span text:style-name="T55">del grupo</text:span><text:span text:style-name="T41"> , </text:span><text:span text:style-name="T46">G</text:span><text:span text:style-name="T15">:indice de grupo, </text:span><text:span text:style-name="T47">TG</text:span><text:span text:style-name="T15">:total de grupos)</text:span></text:p>
          </table:table-cell>
        </table:table-row>
        <table:table-row>
          <table:table-cell table:style-name="Tabla11.A2" office:value-type="string">
            <text:p text:style-name="P38"><text:span text:style-name="T44">w</text:span>hile (true){</text:p>
            <text:p text:style-name="P38"><text:tab/>//<text:span text:style-name="T16">Espera</text:span><text:span text:style-name="T55">r</text:span><text:span text:style-name="T16"> </text:span><text:span text:style-name="T55">mientras no sea turno del grupo propio y el otro hilo del grupo propio tenga la bandera levantada</text:span></text:p>
            <text:p text:style-name="P38"><text:tab/>//<text:span text:style-name="T55">bajando y subiendo la bandera propia por intervalos durante la espera</text:span></text:p>
            <text:p text:style-name="P38"><text:tab/><text:span text:style-name="T23">while(turnoGrupo!=</text:span><text:span text:style-name="T24">G </text:span><text:span text:style-name="T25">&amp;&amp; </text:span><text:span text:style-name="T27">banderas[</text:span><text:span text:style-name="T26">j</text:span><text:span text:style-name="T27">]</text:span><text:span text:style-name="T23">)</text:span><text:span text:style-name="T25">{</text:span></text:p>
            <text:p text:style-name="P38"><text:span text:style-name="T25"><text:tab/><text:tab/></text:span><text:span text:style-name="T26">banderas[i]=false;</text:span></text:p>
            <text:p text:style-name="P38"><text:tab/><text:tab/><text:span text:style-name="T41">esperarUnTiempo();</text:span></text:p>
            <text:p text:style-name="P38"><text:span text:style-name="T25"><text:tab/><text:tab/></text:span><text:span text:style-name="T41">banderas[i]=true;</text:span></text:p>
            <text:p text:style-name="P38"><text:span text:style-name="T25"><text:tab/>}</text:span></text:p>
            <text:p text:style-name="P38"><text:span text:style-name="T54"><text:tab/>//</text:span><text:span text:style-name="T55">sección critica</text:span></text:p>
            <text:p text:style-name="P38"><text:tab/><text:span text:style-name="T17">//</text:span><text:span text:style-name="T21">Impresión</text:span></text:p>
            <text:p text:style-name="P38"><text:tab/><text:span text:style-name="T48">print(</text:span><text:span text:style-name="T49">palabra </text:span><text:span text:style-name="T52">de grupo G</text:span><text:span text:style-name="T48">);</text:span></text:p>
            <text:p text:style-name="P38"><text:tab/>//<text:span text:style-name="T16">cambio de grupo</text:span></text:p>
            <text:p text:style-name="P38"><text:tab/><text:span text:style-name="T48">turnoGrupo=</text:span><text:span text:style-name="T49">((</text:span><text:span text:style-name="T48">turnoGrupo</text:span><text:span text:style-name="T49">+1)=</text:span><text:span text:style-name="T50">=</text:span><text:span text:style-name="T51">TG</text:span><text:span text:style-name="T49">) ? 0 : </text:span><text:span text:style-name="T48">turnoGrupo</text:span><text:span text:style-name="T49">+1</text:span><text:span text:style-name="T48">;</text:span></text:p>
            <text:p text:style-name="P38"><text:tab/><text:span text:style-name="T53">//fin sección critica</text:span></text:p>
            <text:p text:style-name="P39"><text:tab/><text:span text:style-name="T26">banderas[i]=false</text:span></text:p>
            <text:p text:style-name="P38">}</text:p>
          </table:table-cell>
        </table:table-row>
      </table:table>
      <text:p text:style-name="P28"/>
      <text:p text:style-name="Standard"/>
      <text:p text:style-name="Standard"/>
      <text:h text:style-name="P25" text:outline-level="2" text:is-list-header="true"><text:bookmark-start text:name="__RefHeading___Toc742_3857879399"/>A.6 Alternativa con semáforos <text:span text:style-name="T57">en casos de más de 2 hebras</text:span><text:bookmark-end text:name="__RefHeading___Toc742_3857879399"/></text:h>
      <text:p text:style-name="P65">En un hipotético caso en el que cada grupo tuviese más de dos hebras se puede implementar una solución respetando una competencia total entre hebras usando un semáforo binario débil para cada grupo de hebras. </text:p>
      <text:p text:style-name="P65"/>
      <text:p text:style-name="P30"/>
      <table:table table:name="Tabla12" table:style-name="Tabla12" table:template-name="tabla cabecera negra">
        <table:table-column table:style-name="Tabla12.A"/>
        <table:table-row table:style-name="Tabla12.1">
          <table:table-cell table:style-name="Tabla12.A1" office:value-type="string">
            <text:p text:style-name="P55">Variable común a todas las hebras <text:span text:style-name="T54">de todos los grupos</text:span></text:p>
          </table:table-cell>
        </table:table-row>
        <table:table-row table:style-name="Tabla12.1">
          <table:table-cell table:style-name="Tabla12.A2" office:value-type="string">
            <text:p text:style-name="P61">int turnoGrupo = <text:span text:style-name="T46">0;</text:span></text:p>
          </table:table-cell>
        </table:table-row>
      </table:table>
      <table:table table:name="Tabla13" table:style-name="Tabla13" table:template-name="tabla cabecera negra">
        <table:table-column table:style-name="Tabla13.A"/>
        <table:table-row table:style-name="Tabla13.1">
          <table:table-cell table:style-name="Tabla13.A1" office:value-type="string">
            <text:p text:style-name="P55">Variable común a todas las hebras <text:span text:style-name="T53">del </text:span><text:span text:style-name="T54">mismo </text:span><text:span text:style-name="T53">grupo</text:span></text:p>
          </table:table-cell>
        </table:table-row>
        <table:table-row table:style-name="Tabla13.1">
          <table:table-cell table:style-name="Tabla13.A2" office:value-type="string">
            <text:p text:style-name="P61"><text:span text:style-name="T58">Semáforo S = 1</text:span><text:span text:style-name="T40">;</text:span></text:p>
          </table:table-cell>
        </table:table-row>
      </table:table>
      <table:table table:name="Tabla14" table:style-name="Tabla14" table:template-name="tabla cabecera negra">
        <table:table-column table:style-name="Tabla14.A"/>
        <table:table-row table:style-name="Tabla14.1">
          <table:table-cell table:style-name="Tabla14.A1" office:value-type="string">
            <text:p text:style-name="P45">Hebra<text:span text:style-name="T59">s del</text:span> <text:span text:style-name="T13">grupo </text:span><text:span text:style-name="T46">G</text:span><text:span text:style-name="T13"> <text:s text:c="4"/></text:span><text:span text:style-name="T15">(</text:span><text:span text:style-name="T46">G</text:span><text:span text:style-name="T15">:indice de grupo, </text:span><text:span text:style-name="T47">TG</text:span><text:span text:style-name="T15">:total de grupos)</text:span></text:p>
          </table:table-cell>
        </table:table-row>
        <table:table-row>
          <table:table-cell table:style-name="Tabla14.A2" office:value-type="string">
            <text:p text:style-name="P40"><text:span text:style-name="T44">w</text:span>hile (true){</text:p>
            <text:p text:style-name="P40"><text:tab/>//<text:span text:style-name="T59">Esperar semaforo de grupo propio</text:span></text:p>
            <text:p text:style-name="P40"><text:s text:c="14"/><text:span text:style-name="T28">s.esperar();</text:span></text:p>
            <text:p text:style-name="P40"><text:tab/>//<text:span text:style-name="T59">Esperar a turno del grupo propio</text:span></text:p>
            <text:p text:style-name="P40"><text:tab/><text:span text:style-name="T23">while(turnoGrupo!=</text:span><text:span text:style-name="T24">G</text:span><text:span text:style-name="T23">);</text:span></text:p>
            <text:p text:style-name="P40"><text:span text:style-name="T54"><text:tab/>//</text:span><text:span text:style-name="T59">inicio </text:span><text:span text:style-name="T55">sección critica</text:span></text:p>
            <text:p text:style-name="P40"><text:tab/><text:span text:style-name="T17">//</text:span><text:span text:style-name="T21">Impresión</text:span></text:p>
            <text:p text:style-name="P40"><text:tab/><text:span text:style-name="T48">print(</text:span><text:span text:style-name="T49">palabra </text:span><text:span text:style-name="T52">de grupo G</text:span><text:span text:style-name="T48">);</text:span></text:p>
            <text:p text:style-name="P40"><text:tab/>//<text:span text:style-name="T16">cambio de grupo</text:span></text:p>
            <text:p text:style-name="P40"><text:tab/><text:span text:style-name="T48">turnoGrupo=</text:span><text:span text:style-name="T49">((</text:span><text:span text:style-name="T48">turnoGrupo</text:span><text:span text:style-name="T49">+1)=</text:span><text:span text:style-name="T50">=</text:span><text:span text:style-name="T51">TG</text:span><text:span text:style-name="T49">) ? 0 : </text:span><text:span text:style-name="T48">turnoGrupo</text:span><text:span text:style-name="T49">+1</text:span><text:span text:style-name="T48">;</text:span></text:p>
            <text:p text:style-name="P40"><text:tab/><text:span text:style-name="T53">//fin sección critica</text:span></text:p>
            <text:p text:style-name="P40"><text:tab/>//<text:span text:style-name="T59">abrir el semaforo</text:span></text:p>
            <text:p text:style-name="P40"><text:tab/><text:span text:style-name="T28">s.señalar();</text:span></text:p>
            <text:p text:style-name="P40">}</text:p>
          </table:table-cell>
        </table:table-row>
      </table:table>
      <text:p text:style-name="P30"/>
      <text:p text:style-name="P30"/>
      <text:p text:style-name="P29"/>
      <text:p text:style-name="Standard"/>
      <text:p text:style-name="Standard"/>
      <text:p text:style-name="Standard"/>
      <text:h text:style-name="P24" text:outline-level="1" text:is-list-header="true"><text:bookmark-start text:name="__RefHeading___Toc413_1855115432"/>B – <text:span text:style-name="T34">Implementaci</text:span><text:span text:style-name="T35">ó</text:span><text:span text:style-name="T34">n</text:span> de Dekker, Peterson y Lamport<text:bookmark-end text:name="__RefHeading___Toc413_1855115432"/></text:h>
      <text:p text:style-name="P18"/>
      <text:p text:style-name="P16">La implementación de estos algoritmos realizada en java <text:span text:style-name="T37">s</text:span>e pueden encontrar las implementaciones en el código adjunto:</text:p>
      <text:h text:style-name="P26" text:outline-level="2" text:is-list-header="true"/>
      <text:h text:style-name="P26" text:outline-level="2" text:is-list-header="true"><text:bookmark-start text:name="__RefHeading___Toc415_1855115432"/><text:span text:style-name="T36">B.1 </text:span>Dekker<text:bookmark-end text:name="__RefHeading___Toc415_1855115432"/></text:h>
      <text:p text:style-name="P16"><text:span text:style-name="T2">Paquete:</text:span> reto4b.dekker</text:p>
      <text:p text:style-name="P16"><text:span text:style-name="T2">Clase main:</text:span> reto4b.dekker.MainDekker</text:p>
      <text:h text:style-name="P27" text:outline-level="2" text:is-list-header="true"/>
      <text:h text:style-name="P27" text:outline-level="2" text:is-list-header="true"><text:bookmark-start text:name="__RefHeading___Toc417_1855115432"/><text:span text:style-name="T36">B.2 </text:span>Peterson<text:bookmark-end text:name="__RefHeading___Toc417_1855115432"/></text:h>
      <text:p text:style-name="P16"><text:span text:style-name="T2">Paquete:</text:span> reto4b.peterson</text:p>
      <text:p text:style-name="P16"><text:span text:style-name="T2">Clase main:</text:span> reto4b.dekker.MainPeterson</text:p>
      <text:p text:style-name="P16"/>
      <text:h text:style-name="P27" text:outline-level="2" text:is-list-header="true"><text:bookmark-start text:name="__RefHeading___Toc419_1855115432"/><text:span text:style-name="T36">B.3 </text:span>Lamport<text:bookmark-end text:name="__RefHeading___Toc419_1855115432"/></text:h>
      <text:p text:style-name="P16">He realizado dos versiones. Una es completa y otra simplificada. En la completa está el algoritmo al completo teniendo en cuenta que los números asignados tienen un limite <text:span text:style-name="T36">superior</text:span> y que por tanto hay que gestionar el numero de vueltas <text:span text:style-name="T32">a la hora de recoger numero</text:span>. En <text:span text:style-name="T32">la </text:span>versión <text:span text:style-name="T32">simplificada </text:span>se presupone que las hebras n<text:span text:style-name="T36">unca</text:span> adquirirán números por encima del limite máximo del tipo de dato <text:span text:style-name="T36">del nuemero</text:span> con lo que no tiene implementada la gestión de vueltas a la hora de coger el número.</text:p>
      <text:h text:style-name="Heading_20_4" text:outline-level="4" text:is-list-header="true"><text:bookmark-start text:name="__RefHeading___Toc421_1855115432"/>Versi<text:span text:style-name="T33">ó</text:span>n completa<text:bookmark-end text:name="__RefHeading___Toc421_1855115432"/></text:h>
      <text:p text:style-name="P17"><text:span text:style-name="T2">Paquete:</text:span> reto4b.<text:span text:style-name="T32">lamport_completo</text:span></text:p>
      <text:p text:style-name="P17"><text:span text:style-name="T2">Clase main:</text:span> reto4b.<text:span text:style-name="T32">lamport_completo.MainLamportCompleto</text:span></text:p>
      <text:p text:style-name="P17"/>
      <text:h text:style-name="Heading_20_4" text:outline-level="4" text:is-list-header="true"><text:bookmark-start text:name="__RefHeading___Toc423_1855115432"/><text:span text:style-name="T34">Versi</text:span><text:span text:style-name="T35">ó</text:span><text:span text:style-name="T34">n</text:span> <text:span text:style-name="T32">simplificada</text:span><text:bookmark-end text:name="__RefHeading___Toc423_1855115432"/></text:h>
      <text:p text:style-name="P17"><text:span text:style-name="T2">Paquete:</text:span> reto4b.<text:span text:style-name="T32">lamport_simplificado</text:span></text:p>
      <text:p text:style-name="P17"><text:span text:style-name="T2">Clase main:</text:span> reto4b.<text:span text:style-name="T32">lamport_completo.MainLamportSimplifica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ext-style style:name="N100">
      <number:text-content/>
    </number:text-style>
    <style:style style:name="tabla_20_cabecera_20_negra.1" style:display-name="tabla cabecera negra.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2" style:display-name="tabla cabecera negra.2"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3" style:display-name="tabla cabecera negra.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4" style:display-name="tabla cabecera negra.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5" style:display-name="tabla cabecera negra.5"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6" style:display-name="tabla cabecera negra.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7" style:display-name="tabla cabecera negra.7"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8" style:display-name="tabla cabecera negra.8"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9" style:display-name="tabla cabecera negra.9"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0" style:display-name="tabla cabecera negra.10"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1" style:display-name="tabla cabecera negra.1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12" style:display-name="tabla cabecera negra.12"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13" style:display-name="tabla cabecera negra.1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4" style:display-name="tabla cabecera negra.1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5" style:display-name="tabla cabecera negra.15"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16" style:display-name="tabla cabecera negra.1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table:table-template table:name="tabla cabecera negra" table:first-row-end-column="row" table:first-row-start-column="row" table:last-row-end-column="row" table:last-row-start-column="row">
      <table:first-row table:style-name="tabla_20_cabecera_20_negra.1"/>
      <table:last-row table:style-name="tabla_20_cabecera_20_negra.2"/>
      <table:first-column table:style-name="tabla_20_cabecera_20_negra.3"/>
      <table:last-column table:style-name="tabla_20_cabecera_20_negra.4"/>
      <table:body table:style-name="tabla_20_cabecera_20_negra.9"/>
      <table:even-rows table:style-name="tabla_20_cabecera_20_negra.5"/>
      <table:odd-rows table:style-name="tabla_20_cabecera_20_negra.6"/>
      <table:even-columns table:style-name="tabla_20_cabecera_20_negra.7"/>
      <table:odd-columns table:style-name="tabla_20_cabecera_20_negra.8"/>
      <table:background table:style-name="tabla_20_cabecera_20_negra.10"/>
      <loext:first-row-even-column table:style-name="tabla_20_cabecera_20_negra.15"/>
      <loext:last-row-even-column table:style-name="tabla_20_cabecera_20_negra.16"/>
      <loext:first-row-end-column table:style-name="tabla_20_cabecera_20_negra.12"/>
      <loext:first-row-start-column table:style-name="tabla_20_cabecera_20_negra.11"/>
      <loext:last-row-end-column table:style-name="tabla_20_cabecera_20_negra.14"/>
      <loext:last-row-start-column table:style-name="tabla_20_cabecera_20_negra.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page-number text:select-page="current">8</text:page-number><text:s/><text:span text:style-name="MT1">of </text:span><text:span text:style-name="MT1"><text:page-count>8</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1-02T15:02:37.971000000</dc:date>
    <meta:editing-duration>PT4H45M11S</meta:editing-duration>
    <meta:editing-cycles>48</meta:editing-cycles>
    <meta:generator>LibreOffice/7.4.7.2$Windows_X86_64 LibreOffice_project/723314e595e8007d3cf785c16538505a1c878ca5</meta:generator>
    <meta:print-date>2023-09-27T19:14:24.063000000</meta:print-date>
    <meta:printed-by>Archivos PDF</meta:printed-by>
    <meta:document-statistic meta:table-count="14" meta:image-count="0" meta:object-count="0" meta:page-count="8" meta:paragraph-count="177" meta:word-count="1112" meta:character-count="7258" meta:non-whitespace-character-count="6207"/>
  </office:meta>
</office:document-meta>
</file>